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af8a6" officeooo:paragraph-rsid="000af8a6"/>
    </style:style>
    <style:style style:name="P2" style:family="paragraph" style:parent-style-name="Table_20_Contents">
      <style:text-properties officeooo:rsid="000d6beb" officeooo:paragraph-rsid="000d6beb"/>
    </style:style>
    <style:style style:name="T1" style:family="text">
      <style:text-properties officeooo:rsid="000c4a9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able:table table:name="Table1" table:style-name="Table1">
        <table:table-column table:style-name="Table1.A"/>
        <table:table-row table:style-name="TableLine94097795789840">
          <table:table-cell table:style-name="Table1.A1" office:value-type="string">
            <text:p text:style-name="P1">32bit and 64 bit</text:p>
            <text:p text:style-name="P1">- <text:span text:style-name="T1">determines the no. of address that could be resolved by a PC at a time.</text:span></text:p>
            <text:p text:style-name="P1">- <text:span text:style-name="T1">32 bit PC could handle address of 2^32 and 64 bit could handle address of 2^64.</text:span></text:p>
            <text:p text:style-name="P1"/>
            <text:p text:style-name="P2">explanation:</text:p>
            <text:p text:style-name="P2"/>
            <text:p text:style-name="P2"/>
          </table:table-cell>
        </table:table-row>
        <table:table-row table:style-name="TableLine94097795891184">
          <table:table-cell table:style-name="Table1.A2" office:value-type="string">
            <text:p text:style-name="Table_20_Contents"/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7T12:02:20.517180697</meta:creation-date>
    <meta:generator>LibreOffice/6.4.7.2$Linux_X86_64 LibreOffice_project/40$Build-2</meta:generator>
    <dc:date>2021-09-27T12:12:34.811962844</dc:date>
    <meta:editing-duration>PT10M13S</meta:editing-duration>
    <meta:editing-cycles>4</meta:editing-cycles>
    <meta:document-statistic meta:table-count="1" meta:image-count="0" meta:object-count="0" meta:page-count="1" meta:paragraph-count="4" meta:word-count="38" meta:character-count="182" meta:non-whitespace-character-count="148"/>
  </office:meta>
</office:document-meta>
</file>